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5c3ff" draw:textarea-horizontal-align="justify" draw:textarea-vertical-align="middle" draw:auto-grow-height="false" fo:min-height="2.163cm" fo:min-width="3.437cm" fo:wrap-option="wrap"/>
    </style:style>
    <style:style style:name="gr2" style:family="graphic" style:parent-style-name="standard">
      <style:graphic-properties draw:fill-color="#85c3ff" draw:textarea-horizontal-align="justify" draw:textarea-vertical-align="middle" draw:auto-grow-height="false" fo:min-height="1.402cm" fo:min-width="1.7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7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988cm"/>
    </style:style>
    <style:style style:name="P1" style:family="paragraph">
      <style:paragraph-properties fo:text-align="center"/>
    </style:style>
    <style:style style:name="P2" style:family="paragraph">
      <loext:graphic-properties draw:fill-color="#85c3ff"/>
      <style:paragraph-properties fo:text-align="center"/>
      <style:text-properties style:font-name="Times New Roman1" fo:font-size="18pt" style:font-size-asian="18pt" style:font-size-complex="18pt"/>
    </style:style>
    <style:style style:name="P3" style:family="paragraph">
      <loext:graphic-properties draw:fill-color="#85c3ff"/>
      <style:paragraph-properties fo:text-align="center"/>
      <style:text-properties style:font-name="Times New Roman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Times New Roman1" fo:font-size="18pt" style:font-size-asian="18pt" style:font-size-complex="18pt"/>
    </style:style>
    <style:style style:name="T1" style:family="text">
      <style:text-properties style:font-name="Times New Roman1" fo:font-size="18pt" style:font-size-asian="18pt" style:font-size-complex="18pt"/>
    </style:style>
    <style:style style:name="T2" style:family="text">
      <style:text-properties style:font-name="Times New Roman1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font-name="Times New Roman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text-position="-33% 58%" style:font-name="Times New Roman1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position="0% 100%" style:font-name="Times New Roman1"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font-name="Times New Roman" fo:font-size="18pt" style:font-size-asian="18pt" style:font-size-complex="18pt"/>
    </style:style>
    <style:style style:name="T7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3.937cm" svg:height="2.413cm" svg:x="1.397cm" svg:y="0.254cm">
            <text:p text:style-name="P1"><text:span text:style-name="T1">Select Material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" draw:id="id2" draw:layer="layout" svg:width="3.937cm" svg:height="2.413cm" svg:x="1.397cm" svg:y="4.064cm">
            <text:p text:style-name="P1"><text:span text:style-name="T1">Stress</text:span></text:p>
            <text:p text:style-name="P1"><text:span text:style-name="T1">(</text:span><text:span text:style-name="T2">D </text:span><text:span text:style-name="T3">and </text:span><text:span text:style-name="T2">d</text:span><text:span text:style-name="T3">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3.937cm" svg:height="2.413cm" svg:x="1.397cm" svg:y="7.874cm">
            <text:p text:style-name="P1"><text:span text:style-name="T1">Stiffness</text:span></text:p>
            <text:p text:style-name="P1"><text:span text:style-name="T1">(</text:span><text:span text:style-name="T2">N</text:span><text:span text:style-name="T4">a</text:span><text:span text:style-name="T5">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" draw:id="id4" draw:layer="layout" svg:width="4.445cm" svg:height="3.302cm" svg:x="1.143cm" svg:y="11.53cm">
            <text:p text:style-name="P1"><text:span text:style-name="T6">Buckling</text:span><text:span text:style-name="T7">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" draw:text-style-name="P2" xml:id="id5" draw:id="id5" draw:layer="layout" svg:width="4.445cm" svg:height="3.302cm" svg:x="1.143cm" svg:y="15.748cm">
            <text:p text:style-name="P1"><text:span text:style-name="T1">Large?</text:span></text:p>
            <text:p text:style-name="P1"><text:span text:style-name="T1">Heavy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" draw:text-style-name="P2" xml:id="id6" draw:id="id6" draw:layer="layout" svg:width="3.937cm" svg:height="2.413cm" svg:x="1.397cm" svg:y="20.066cm">
            <text:p text:style-name="P1"><text:span text:style-name="T1">Finish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3.365cm" svg:y1="2.667cm" svg:x2="3.365cm" svg:y2="4.064cm" draw:start-shape="id1" draw:start-glue-point="2" draw:end-shape="id2" draw:end-glue-point="0" svg:d="M3365 2667v1397" svg:viewBox="0 0 1 1398">
            <text:p/>
          </draw:connector>
          <draw:connector draw:style-name="gr3" draw:text-style-name="P4" draw:layer="layout" draw:type="line" svg:x1="3.365cm" svg:y1="6.477cm" svg:x2="3.365cm" svg:y2="7.874cm" draw:start-shape="id2" draw:start-glue-point="2" draw:end-shape="id3" draw:end-glue-point="0" svg:d="M3365 6477v1397" svg:viewBox="0 0 1 1398">
            <text:p/>
          </draw:connector>
          <draw:connector draw:style-name="gr3" draw:text-style-name="P4" draw:layer="layout" draw:type="line" svg:x1="3.365cm" svg:y1="10.287cm" svg:x2="3.366cm" svg:y2="11.53cm" draw:start-shape="id3" draw:start-glue-point="2" draw:end-shape="id4" draw:end-glue-point="4" svg:d="M3365 10287l1 1243" svg:viewBox="0 0 2 1244">
            <text:p/>
          </draw:connector>
          <draw:connector draw:style-name="gr3" draw:text-style-name="P4" draw:layer="layout" draw:type="line" svg:x1="3.366cm" svg:y1="14.832cm" svg:x2="3.366cm" svg:y2="15.748cm" draw:start-shape="id4" draw:start-glue-point="6" draw:end-shape="id5" draw:end-glue-point="4" svg:d="M3366 14832v916" svg:viewBox="0 0 1 917">
            <text:p/>
          </draw:connector>
          <draw:connector draw:style-name="gr3" draw:text-style-name="P4" draw:layer="layout" draw:type="line" svg:x1="3.366cm" svg:y1="19.05cm" svg:x2="3.365cm" svg:y2="20.066cm" draw:start-shape="id5" draw:start-glue-point="6" draw:end-shape="id6" svg:d="M3366 19050l-1 1016" svg:viewBox="0 0 2 1017">
            <text:p/>
          </draw:connector>
          <draw:frame draw:style-name="gr4" draw:text-style-name="P5" draw:layer="layout" svg:width="1.277cm" svg:height="0.95cm" svg:x="3.491cm" svg:y="14.786cm">
            <draw:text-box>
              <text:p><text:span text:style-name="T1">No</text:span></text:p>
            </draw:text-box>
          </draw:frame>
          <draw:frame draw:style-name="gr4" draw:text-style-name="P5" draw:layer="layout" svg:width="1.277cm" svg:height="0.95cm" svg:x="3.492cm" svg:y="19.086cm">
            <draw:text-box>
              <text:p><text:span text:style-name="T1">No</text:span></text:p>
            </draw:text-box>
          </draw:frame>
          <draw:connector draw:style-name="gr3" draw:text-style-name="P4" draw:layer="layout" draw:line-skew="3.309cm" svg:x1="5.588cm" svg:y1="17.399cm" svg:x2="5.334cm" svg:y2="1.46cm" draw:start-shape="id5" draw:start-glue-point="7" draw:end-shape="id1" draw:end-glue-point="1" svg:d="M5588 17399h3810v-15939h-4064" svg:viewBox="0 0 4065 15940">
            <text:p/>
          </draw:connector>
          <draw:connector draw:style-name="gr3" draw:text-style-name="P4" draw:layer="layout" draw:line-skew="1.531cm" svg:x1="5.588cm" svg:y1="13.181cm" svg:x2="5.334cm" svg:y2="5.27cm" draw:start-shape="id4" draw:start-glue-point="7" draw:end-shape="id2" draw:end-glue-point="1" svg:d="M5588 13181h2032v-7911h-2286" svg:viewBox="0 0 2287 7912">
            <text:p/>
          </draw:connector>
          <draw:frame draw:style-name="gr5" draw:text-style-name="P5" draw:layer="layout" svg:width="1.488cm" svg:height="0.95cm" svg:x="5.842cm" svg:y="12.192cm">
            <draw:text-box>
              <text:p><text:span text:style-name="T1">Yes</text:span></text:p>
            </draw:text-box>
          </draw:frame>
          <draw:frame draw:style-name="gr5" draw:text-style-name="P5" draw:layer="layout" svg:width="1.488cm" svg:height="0.95cm" svg:x="5.842cm" svg:y="16.392cm">
            <draw:text-box>
              <text:p><text:span text:style-name="T1">Y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8T10:50:58.792952764</dc:date>
    <meta:editing-duration>PT5M2S</meta:editing-duration>
    <meta:editing-cycles>2</meta:editing-cycles>
    <meta:generator>LibreOffice/5.3.0.3$Linux_X86_64 LibreOffice_project/30m0$Build-3</meta:generator>
    <meta:document-statistic meta:object-count="18"/>
  </office:meta>
</office:document-meta>
</file>